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FE00000640A520E86C.png" manifest:media-type="image/png"/>
  <manifest:file-entry manifest:full-path="Pictures/10000001000009FE0000064099DE7811.png" manifest:media-type="image/png"/>
  <manifest:file-entry manifest:full-path="Pictures/100000010000082000000400C19CD392.png" manifest:media-type="image/png"/>
  <manifest:file-entry manifest:full-path="Pictures/10000001000004C900000374AFE782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98468" officeooo:paragraph-rsid="00198468" style:font-size-asian="14pt" style:font-size-complex="16pt"/>
    </style:style>
    <style:style style:name="P2" style:family="paragraph" style:parent-style-name="Standard">
      <style:text-properties fo:font-size="16pt" officeooo:rsid="001a00f7" officeooo:paragraph-rsid="001a00f7" style:font-size-asian="14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n in terminal</text:p>
      <text:p text:style-name="P1"><draw:frame draw:style-name="fr2" draw:name="Image1" text:anchor-type="char" svg:x="-0.0626in" svg:y="0.1307in" svg:width="6.6929in" svg:height="4.8299in" draw:z-index="0"><draw:image xlink:href="Pictures/10000001000004C900000374AFE78207.png" xlink:type="simple" xlink:show="embed" xlink:actuate="onLoad" draw:mime-type="image/png"/></draw:frame></text:p>
      <text:p text:style-name="P2">rqt_graph</text:p>
      <text:p text:style-name="P2"/>
      <text:p text:style-name="P2"><draw:frame draw:style-name="fr2" draw:name="Image2" text:anchor-type="char" svg:x="0in" svg:y="0.0681in" svg:width="6.6929in" svg:height="3.2945in" draw:z-index="1"><draw:image xlink:href="Pictures/100000010000082000000400C19CD392.png" xlink:type="simple" xlink:show="embed" xlink:actuate="onLoad" draw:mime-type="image/png"/></draw:frame></text:p>
      <text:p text:style-name="P2"/>
      <text:p text:style-name="P2"/>
      <text:p text:style-name="P2"><text:soft-page-break/>launch file</text:p>
      <text:p text:style-name="P2"><draw:frame draw:style-name="fr2" draw:name="Image3" text:anchor-type="char" svg:x="0in" svg:y="0.2299in" svg:width="6.6929in" svg:height="4.1862in" draw:z-index="2"><draw:image xlink:href="Pictures/10000001000009FE0000064099DE7811.png" xlink:type="simple" xlink:show="embed" xlink:actuate="onLoad" draw:mime-type="image/png"/></draw:frame></text:p>
      <text:p text:style-name="P2">setup.py</text:p>
      <text:p text:style-name="P2"/>
      <text:p text:style-name="P2"><draw:frame draw:style-name="fr1" draw:name="Image4" text:anchor-type="char" svg:width="6.6929in" svg:height="4.1862in" draw:z-index="3"><draw:image xlink:href="Pictures/10000001000009FE00000640A520E8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4:00:34.524093935</meta:creation-date>
    <dc:date>2026-01-06T14:07:43.047783945</dc:date>
    <meta:editing-duration>PT7M8S</meta:editing-duration>
    <meta:editing-cycles>4</meta:editing-cycles>
    <meta:generator>LibreOffice/24.2.7.2$Linux_X86_64 LibreOffice_project/420$Build-2</meta:generator>
    <meta:print-date>2026-01-06T14:07:58.957792568</meta:print-date>
    <meta:printed-by>PDF files</meta:printed-by>
    <meta:document-statistic meta:table-count="0" meta:image-count="4" meta:object-count="0" meta:page-count="2" meta:paragraph-count="4" meta:word-count="7" meta:character-count="43" meta:non-whitespace-character-count="40"/>
  </office:meta>
</office:document-meta>
</file>